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Dataset</text:p>
          </table:table-cell>
          <table:covered-table-cell table:number-columns-repeated="2"/>
          <table:table-cell/>
          <table:table-cell table:style-name="ce2" office:value-type="string" calcext:value-type="string" table:number-columns-spanned="2" table:number-rows-spanned="1">
            <text:p>Norm</text:p>
          </table:table-cell>
          <table:covered-table-cell/>
        </table:table-row>
        <table:table-row table:style-name="ro1">
          <table:table-cell/>
          <table:table-cell office:value-type="float" office:value="379.530591319198" calcext:value-type="float">
            <text:p>379.530591319198</text:p>
          </table:table-cell>
          <table:table-cell office:value-type="float" office:value="81.7399932433514" calcext:value-type="float">
            <text:p>81.73999324335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]-[.B$23])/([.B$24]-[.B$23])" office:value-type="float" office:value="0.256620620399775" calcext:value-type="float">
            <text:p>0.256620620399775</text:p>
          </table:table-cell>
          <table:table-cell table:formula="of:=([.C2]-[.C$23])/([.C$24]-[.C$23])" office:value-type="float" office:value="0.0568429440458838" calcext:value-type="float">
            <text:p>0.056842944045884</text:p>
          </table:table-cell>
        </table:table-row>
        <table:table-row table:style-name="ro1">
          <table:table-cell/>
          <table:table-cell office:value-type="float" office:value="511.479970410408" calcext:value-type="float">
            <text:p>511.479970410408</text:p>
          </table:table-cell>
          <table:table-cell office:value-type="float" office:value="305.200028449234" calcext:value-type="float">
            <text:p>305.20002844923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]-[.B$23])/([.B$24]-[.B$23])" office:value-type="float" office:value="0.736118673845851" calcext:value-type="float">
            <text:p>0.736118673845851</text:p>
          </table:table-cell>
          <table:table-cell table:formula="of:=([.C3]-[.C$23])/([.C$24]-[.C$23])" office:value-type="float" office:value="0.765452096239623" calcext:value-type="float">
            <text:p>0.765452096239623</text:p>
          </table:table-cell>
        </table:table-row>
        <table:table-row table:style-name="ro1">
          <table:table-cell/>
          <table:table-cell office:value-type="float" office:value="419.374747704001" calcext:value-type="float">
            <text:p>419.374747704001</text:p>
          </table:table-cell>
          <table:table-cell office:value-type="float" office:value="64.0274409892451" calcext:value-type="float">
            <text:p>64.027440989245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]-[.B$23])/([.B$24]-[.B$23])" office:value-type="float" office:value="0.401412475877227" calcext:value-type="float">
            <text:p>0.401412475877227</text:p>
          </table:table-cell>
          <table:table-cell table:formula="of:=([.C4]-[.C$23])/([.C$24]-[.C$23])" office:value-type="float" office:value="0.000675063178929037" calcext:value-type="float">
            <text:p>0.000675063178929</text:p>
          </table:table-cell>
        </table:table-row>
        <table:table-row table:style-name="ro1">
          <table:table-cell/>
          <table:table-cell office:value-type="float" office:value="533.116061945846" calcext:value-type="float">
            <text:p>533.116061945846</text:p>
          </table:table-cell>
          <table:table-cell office:value-type="float" office:value="379.164755929115" calcext:value-type="float">
            <text:p>379.16475592911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]-[.B$23])/([.B$24]-[.B$23])" office:value-type="float" office:value="0.814743248261257" calcext:value-type="float">
            <text:p>0.814743248261257</text:p>
          </table:table-cell>
          <table:table-cell table:formula="of:=([.C5]-[.C$23])/([.C$24]-[.C$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1.330320330027" calcext:value-type="float">
            <text:p>451.330320330027</text:p>
          </table:table-cell>
          <table:table-cell office:value-type="float" office:value="143.019440610451" calcext:value-type="float">
            <text:p>143.01944061045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6]-[.B$23])/([.B$24]-[.B$23])" office:value-type="float" office:value="0.517537576097231" calcext:value-type="float">
            <text:p>0.517537576097231</text:p>
          </table:table-cell>
          <table:table-cell table:formula="of:=([.C6]-[.C$23])/([.C$24]-[.C$23])" office:value-type="float" office:value="0.251164837916945" calcext:value-type="float">
            <text:p>0.251164837916945</text:p>
          </table:table-cell>
        </table:table-row>
        <table:table-row table:style-name="ro1">
          <table:table-cell/>
          <table:table-cell office:value-type="float" office:value="308.913137754166" calcext:value-type="float">
            <text:p>308.913137754166</text:p>
          </table:table-cell>
          <table:table-cell office:value-type="float" office:value="142.68950250861" calcext:value-type="float">
            <text:p>142.6895025086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-[.B$23])/([.B$24]-[.B$23])" office:value-type="float" office:value="0" calcext:value-type="float">
            <text:p>0</text:p>
          </table:table-cell>
          <table:table-cell table:formula="of:=([.C7]-[.C$23])/([.C$24]-[.C$23])" office:value-type="float" office:value="0.250118578533668" calcext:value-type="float">
            <text:p>0.250118578533668</text:p>
          </table:table-cell>
        </table:table-row>
        <table:table-row table:style-name="ro1">
          <table:table-cell/>
          <table:table-cell office:value-type="float" office:value="584.095441713298" calcext:value-type="float">
            <text:p>584.095441713298</text:p>
          </table:table-cell>
          <table:table-cell office:value-type="float" office:value="242.917343575155" calcext:value-type="float">
            <text:p>242.91734357515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8]-[.B$23])/([.B$24]-[.B$23])" office:value-type="float" office:value="1" calcext:value-type="float">
            <text:p>1</text:p>
          </table:table-cell>
          <table:table-cell table:formula="of:=([.C8]-[.C$23])/([.C$24]-[.C$23])" office:value-type="float" office:value="0.567948858202861" calcext:value-type="float">
            <text:p>0.567948858202861</text:p>
          </table:table-cell>
        </table:table-row>
        <table:table-row table:style-name="ro1">
          <table:table-cell/>
          <table:table-cell office:value-type="float" office:value="562.025838470305" calcext:value-type="float">
            <text:p>562.025838470305</text:p>
          </table:table-cell>
          <table:table-cell office:value-type="float" office:value="332.545675743998" calcext:value-type="float">
            <text:p>332.54567574399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9]-[.B$23])/([.B$24]-[.B$23])" office:value-type="float" office:value="0.919800063719681" calcext:value-type="float">
            <text:p>0.919800063719681</text:p>
          </table:table-cell>
          <table:table-cell table:formula="of:=([.C9]-[.C$23])/([.C$24]-[.C$23])" office:value-type="float" office:value="0.852167270735496" calcext:value-type="float">
            <text:p>0.852167270735496</text:p>
          </table:table-cell>
        </table:table-row>
        <table:table-row table:style-name="ro1">
          <table:table-cell/>
          <table:table-cell office:value-type="float" office:value="497.386648225149" calcext:value-type="float">
            <text:p>497.386648225149</text:p>
          </table:table-cell>
          <table:table-cell office:value-type="float" office:value="294.9662152235" calcext:value-type="float">
            <text:p>294.966215223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0]-[.B$23])/([.B$24]-[.B$23])" office:value-type="float" office:value="0.684904180826153" calcext:value-type="float">
            <text:p>0.684904180826153</text:p>
          </table:table-cell>
          <table:table-cell table:formula="of:=([.C10]-[.C$23])/([.C$24]-[.C$23])" office:value-type="float" office:value="0.732999878522415" calcext:value-type="float">
            <text:p>0.732999878522415</text:p>
          </table:table-cell>
        </table:table-row>
        <table:table-row table:style-name="ro1">
          <table:table-cell/>
          <table:table-cell office:value-type="float" office:value="451.604126633097" calcext:value-type="float">
            <text:p>451.604126633097</text:p>
          </table:table-cell>
          <table:table-cell office:value-type="float" office:value="297.334300946715" calcext:value-type="float">
            <text:p>297.33430094671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1]-[.B$23])/([.B$24]-[.B$23])" office:value-type="float" office:value="0.518532575772466" calcext:value-type="float">
            <text:p>0.518532575772466</text:p>
          </table:table-cell>
          <table:table-cell table:formula="of:=([.C11]-[.C$23])/([.C$24]-[.C$23])" office:value-type="float" office:value="0.740509262538682" calcext:value-type="float">
            <text:p>0.740509262538682</text:p>
          </table:table-cell>
        </table:table-row>
        <table:table-row table:style-name="ro1">
          <table:table-cell/>
          <table:table-cell office:value-type="float" office:value="462.126057192399" calcext:value-type="float">
            <text:p>462.126057192399</text:p>
          </table:table-cell>
          <table:table-cell office:value-type="float" office:value="267.687361411242" calcext:value-type="float">
            <text:p>267.68736141124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2]-[.B$23])/([.B$24]-[.B$23])" office:value-type="float" office:value="0.556768793755671" calcext:value-type="float">
            <text:p>0.556768793755671</text:p>
          </table:table-cell>
          <table:table-cell table:formula="of:=([.C12]-[.C$23])/([.C$24]-[.C$23])" office:value-type="float" office:value="0.646496511354716" calcext:value-type="float">
            <text:p>0.646496511354716</text:p>
          </table:table-cell>
        </table:table-row>
        <table:table-row table:style-name="ro1">
          <table:table-cell/>
          <table:table-cell office:value-type="float" office:value="357.415238357278" calcext:value-type="float">
            <text:p>357.415238357278</text:p>
          </table:table-cell>
          <table:table-cell office:value-type="float" office:value="131.904337157448" calcext:value-type="float">
            <text:p>131.90433715744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-[.B$23])/([.B$24]-[.B$23])" office:value-type="float" office:value="0.176254431717801" calcext:value-type="float">
            <text:p>0.176254431717801</text:p>
          </table:table-cell>
          <table:table-cell table:formula="of:=([.C13]-[.C$23])/([.C$24]-[.C$23])" office:value-type="float" office:value="0.215917980342966" calcext:value-type="float">
            <text:p>0.215917980342966</text:p>
          </table:table-cell>
        </table:table-row>
        <table:table-row table:style-name="ro1">
          <table:table-cell/>
          <table:table-cell office:value-type="float" office:value="434.479663007848" calcext:value-type="float">
            <text:p>434.479663007848</text:p>
          </table:table-cell>
          <table:table-cell office:value-type="float" office:value="108.911934786395" calcext:value-type="float">
            <text:p>108.9119347863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-[.B$23])/([.B$24]-[.B$23])" office:value-type="float" office:value="0.456303052366078" calcext:value-type="float">
            <text:p>0.456303052366078</text:p>
          </table:table-cell>
          <table:table-cell table:formula="of:=([.C14]-[.C$23])/([.C$24]-[.C$23])" office:value-type="float" office:value="0.143007284092347" calcext:value-type="float">
            <text:p>0.143007284092347</text:p>
          </table:table-cell>
        </table:table-row>
        <table:table-row table:style-name="ro1">
          <table:table-cell/>
          <table:table-cell office:value-type="float" office:value="371.761990309796" calcext:value-type="float">
            <text:p>371.761990309796</text:p>
          </table:table-cell>
          <table:table-cell office:value-type="float" office:value="73.7761261148178" calcext:value-type="float">
            <text:p>73.776126114817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5]-[.B$23])/([.B$24]-[.B$23])" office:value-type="float" office:value="0.228389877006641" calcext:value-type="float">
            <text:p>0.228389877006641</text:p>
          </table:table-cell>
          <table:table-cell table:formula="of:=([.C15]-[.C$23])/([.C$24]-[.C$23])" office:value-type="float" office:value="0.0315889019576222" calcext:value-type="float">
            <text:p>0.031588901957622</text:p>
          </table:table-cell>
        </table:table-row>
        <table:table-row table:style-name="ro1">
          <table:table-cell/>
          <table:table-cell office:value-type="float" office:value="379.772943987247" calcext:value-type="float">
            <text:p>379.772943987247</text:p>
          </table:table-cell>
          <table:table-cell office:value-type="float" office:value="91.1728551070628" calcext:value-type="float">
            <text:p>91.172855107062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]-[.B$23])/([.B$24]-[.B$23])" office:value-type="float" office:value="0.257501318993261" calcext:value-type="float">
            <text:p>0.257501318993261</text:p>
          </table:table-cell>
          <table:table-cell table:formula="of:=([.C16]-[.C$23])/([.C$24]-[.C$23])" office:value-type="float" office:value="0.0867552826967158" calcext:value-type="float">
            <text:p>0.086755282696716</text:p>
          </table:table-cell>
        </table:table-row>
        <table:table-row table:style-name="ro1">
          <table:table-cell/>
          <table:table-cell office:value-type="float" office:value="373.316469365694" calcext:value-type="float">
            <text:p>373.316469365694</text:p>
          </table:table-cell>
          <table:table-cell office:value-type="float" office:value="63.8145596832915" calcext:value-type="float">
            <text:p>63.81455968329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-[.B$23])/([.B$24]-[.B$23])" office:value-type="float" office:value="0.234038783326316" calcext:value-type="float">
            <text:p>0.234038783326316</text:p>
          </table:table-cell>
          <table:table-cell table:formula="of:=([.C17]-[.C$23])/([.C$24]-[.C$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7.84922954818" calcext:value-type="float">
            <text:p>497.84922954818</text:p>
          </table:table-cell>
          <table:table-cell office:value-type="float" office:value="290.431876262197" calcext:value-type="float">
            <text:p>290.43187626219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8]-[.B$23])/([.B$24]-[.B$23])" office:value-type="float" office:value="0.686585180354014" calcext:value-type="float">
            <text:p>0.686585180354014</text:p>
          </table:table-cell>
          <table:table-cell table:formula="of:=([.C18]-[.C$23])/([.C$24]-[.C$23])" office:value-type="float" office:value="0.718621136998601" calcext:value-type="float">
            <text:p>0.718621136998601</text:p>
          </table:table-cell>
        </table:table-row>
        <table:table-row table:style-name="ro1">
          <table:table-cell/>
          <table:table-cell office:value-type="float" office:value="393.598483981939" calcext:value-type="float">
            <text:p>393.598483981939</text:p>
          </table:table-cell>
          <table:table-cell office:value-type="float" office:value="160.613196771614" calcext:value-type="float">
            <text:p>160.6131967716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9]-[.B$23])/([.B$24]-[.B$23])" office:value-type="float" office:value="0.307742703689077" calcext:value-type="float">
            <text:p>0.307742703689077</text:p>
          </table:table-cell>
          <table:table-cell table:formula="of:=([.C19]-[.C$23])/([.C$24]-[.C$23])" office:value-type="float" office:value="0.306956007133307" calcext:value-type="float">
            <text:p>0.306956007133307</text:p>
          </table:table-cell>
        </table:table-row>
        <table:table-row table:style-name="ro1">
          <table:table-cell/>
          <table:table-cell office:value-type="float" office:value="508.943338941043" calcext:value-type="float">
            <text:p>508.943338941043</text:p>
          </table:table-cell>
          <table:table-cell office:value-type="float" office:value="309.826649782507" calcext:value-type="float">
            <text:p>309.82664978250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0]-[.B$23])/([.B$24]-[.B$23])" office:value-type="float" office:value="0.726900670242895" calcext:value-type="float">
            <text:p>0.726900670242895</text:p>
          </table:table-cell>
          <table:table-cell table:formula="of:=([.C20]-[.C$23])/([.C$24]-[.C$23])" office:value-type="float" office:value="0.780123472342608" calcext:value-type="float">
            <text:p>0.780123472342608</text:p>
          </table:table-cell>
        </table:table-row>
        <table:table-row table:style-name="ro1">
          <table:table-cell/>
          <table:table-cell office:value-type="float" office:value="357.957924625021" calcext:value-type="float">
            <text:p>357.957924625021</text:p>
          </table:table-cell>
          <table:table-cell office:value-type="float" office:value="130.495618647914" calcext:value-type="float">
            <text:p>130.4956186479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1]-[.B$23])/([.B$24]-[.B$23])" office:value-type="float" office:value="0.178226528978182" calcext:value-type="float">
            <text:p>0.178226528978182</text:p>
          </table:table-cell>
          <table:table-cell table:formula="of:=([.C21]-[.C$23])/([.C$24]-[.C$23])" office:value-type="float" office:value="0.211450824380154" calcext:value-type="float">
            <text:p>0.21145082438015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.B2:.B21])" office:value-type="float" office:value="308.913137754166" calcext:value-type="float">
            <text:p>308.913137754166</text:p>
          </table:table-cell>
          <table:table-cell table:formula="of:=MIN([.C2:.C21])" office:value-type="float" office:value="63.8145596832915" calcext:value-type="float">
            <text:p>63.8145596832915</text:p>
          </table:table-cell>
          <table:table-cell/>
          <table:table-cell office:value-type="string" calcext:value-type="string">
            <text:p>StdDev</text:p>
          </table:table-cell>
          <table:table-cell table:formula="of:=STDEV([.F2:.F21])" office:value-type="float" office:value="0.2780629593945" calcext:value-type="float">
            <text:p>0.2780629593945</text:p>
          </table:table-cell>
          <table:table-cell table:formula="of:=STDEV([.G2:.G21])" office:value-type="float" office:value="0.333499134201182" calcext:value-type="float">
            <text:p>0.333499134201182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.B2:.B21])" office:value-type="float" office:value="584.095441713298" calcext:value-type="float">
            <text:p>584.095441713298</text:p>
          </table:table-cell>
          <table:table-cell table:formula="of:=MAX([.C2:.C21])" office:value-type="float" office:value="379.164755929115" calcext:value-type="float">
            <text:p>379.1647559291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1:38:16.082289083</meta:creation-date>
    <dc:date>2017-02-05T11:48:20.797593777</dc:date>
    <meta:editing-duration>PT10M</meta:editing-duration>
    <meta:editing-cycles>7</meta:editing-cycles>
    <meta:generator>LibreOffice/5.2.4.2$Linux_X86_64 LibreOffice_project/3d5603e1122f0f102b62521720ab13a38a4e0eb0</meta:generator>
    <meta:document-statistic meta:table-count="1" meta:cell-count="111" meta:object-count="0"/>
  </office:meta>
</office:document-meta>
</file>